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3b7f0"/>
    </style:style>
    <style:style style:name="P2" style:family="paragraph" style:parent-style-name="Text_20_body">
      <style:text-properties officeooo:paragraph-rsid="0003b7f0"/>
    </style:style>
    <style:style style:name="P3" style:family="paragraph" style:parent-style-name="Preformatted_20_Text">
      <style:paragraph-properties fo:margin-top="0in" fo:margin-bottom="0.1965in" style:contextual-spacing="false"/>
    </style:style>
    <style:style style:name="P4" style:family="paragraph" style:parent-style-name="Heading_20_3">
      <style:text-properties officeooo:paragraph-rsid="00051321"/>
    </style:style>
    <style:style style:name="P5" style:family="paragraph" style:parent-style-name="Standard">
      <style:text-properties officeooo:rsid="0007ae14" officeooo:paragraph-rsid="0007ae14"/>
    </style:style>
    <style:style style:name="P6" style:family="paragraph" style:parent-style-name="Standard">
      <style:text-properties officeooo:rsid="001a81c9" officeooo:paragraph-rsid="0007ae14"/>
    </style:style>
    <style:style style:name="P7" style:family="paragraph" style:parent-style-name="Standard">
      <style:text-properties officeooo:paragraph-rsid="0007ae14"/>
    </style:style>
    <style:style style:name="P8" style:family="paragraph" style:parent-style-name="Preformatted_20_Text" style:list-style-name="L2">
      <style:paragraph-properties fo:margin-top="0in" fo:margin-bottom="0.1965in" style:contextual-spacing="false"/>
    </style:style>
    <style:style style:name="P9" style:family="paragraph" style:parent-style-name="Preformatted_20_Text" style:list-style-name="L3">
      <style:paragraph-properties fo:margin-top="0in" fo:margin-bottom="0.1965in" style:contextual-spacing="false"/>
    </style:style>
    <style:style style:name="P10" style:family="paragraph" style:parent-style-name="Standard">
      <style:text-properties officeooo:rsid="0007ae14" officeooo:paragraph-rsid="00095970"/>
    </style:style>
    <style:style style:name="P11" style:family="paragraph" style:parent-style-name="Standard">
      <style:text-properties officeooo:rsid="000a8e97" officeooo:paragraph-rsid="000a8e97"/>
    </style:style>
    <style:style style:name="P12" style:family="paragraph" style:parent-style-name="Standard">
      <style:text-properties officeooo:paragraph-rsid="0007ae14"/>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6"/>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7"/>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8"/>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list-style-name="L9">
      <style:paragraph-properties fo:margin-top="0in" fo:margin-bottom="0in" style:contextual-spacing="false"/>
    </style:style>
    <style:style style:name="P28" style:family="paragraph" style:parent-style-name="Text_20_body" style:list-style-name="L10"/>
    <style:style style:name="P29" style:family="paragraph" style:parent-style-name="Text_20_body" style:list-style-name="L10">
      <style:paragraph-properties fo:margin-top="0in" fo:margin-bottom="0in" style:contextual-spacing="false"/>
    </style:style>
    <style:style style:name="P30" style:family="paragraph" style:parent-style-name="Text_20_body" style:list-style-name="L11"/>
    <style:style style:name="P31" style:family="paragraph" style:parent-style-name="Text_20_body" style:list-style-name="L11">
      <style:paragraph-properties fo:margin-top="0in" fo:margin-bottom="0in" style:contextual-spacing="false"/>
    </style:style>
    <style:style style:name="P32" style:family="paragraph" style:parent-style-name="Text_20_body" style:list-style-name="L12"/>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3"/>
    <style:style style:name="P35" style:family="paragraph" style:parent-style-name="Text_20_body" style:list-style-name="L13">
      <style:paragraph-properties fo:margin-top="0in" fo:margin-bottom="0in" style:contextual-spacing="false"/>
    </style:style>
    <style:style style:name="T1" style:family="text">
      <style:text-properties officeooo:rsid="0001e66f"/>
    </style:style>
    <style:style style:name="T2" style:family="text">
      <style:text-properties officeooo:rsid="0003b7f0"/>
    </style:style>
    <style:style style:name="T3" style:family="text">
      <style:text-properties officeooo:rsid="001a81c9"/>
    </style:style>
    <style:style style:name="T4" style:family="text">
      <style:text-properties officeooo:rsid="0009597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ser Documentation for the Code</text:h>
      <text:h text:style-name="Heading_20_3" text:outline-level="3">Pavement Surface Condition Index Application</text:h>
      <text:p text:style-name="Text_20_body"><text:span text:style-name="Strong_20_Emphasis">Author</text:span>: Waqar Shahid Qureshi <text:span text:style-name="T1">and Dympna O Sullivan</text:span><text:line-break/><text:span text:style-name="Strong_20_Emphasis">Affiliation</text:span>: TU Dublin</text:p>
      <text:p text:style-name="Text_20_body"/>
      <text:h text:style-name="Heading_20_3" text:outline-level="3">Introduction</text:h>
      <text:p text:style-name="Text_20_body">Developed by TU Dublin and authored by Waqar Shahid Qureshi, this application provides a comprehensive solution for analyzing pavement conditions. The application can process both image data and CSV data to provide insights into pavement ratings, distress analysis, and surface extraction.</text:p>
      <text:h text:style-name="Heading_20_3" text:outline-level="3">Overview:</text:h>
      <text:p text:style-name="Text_20_body">The provided code is a comprehensive image processing and classification tool designed to analyze pavement conditions using images. It offers functionalities like:</text:p>
      <text:list xml:id="list746755314" text:style-name="L1">
        <text:list-item>
          <text:p text:style-name="P14">Pavement Rating</text:p>
        </text:list-item>
        <text:list-item>
          <text:p text:style-name="P14">Pavement Distress Analysis</text:p>
        </text:list-item>
        <text:list-item>
          <text:p text:style-name="P13">Pavement Surface Extraction</text:p>
        </text:list-item>
      </text:list>
      <text:h text:style-name="Heading_20_3" text:outline-level="3">Pre-requisites:</text:h>
      <text:list xml:id="list3104340958" text:style-name="L2">
        <text:list-item>
          <text:p text:style-name="P15"><text:span text:style-name="Strong_20_Emphasis">Setting up the Environment</text:span>:<text:line-break/>Before running the application, ensure that the required libraries and dependencies are installed. Use the <text:span text:style-name="Source_20_Text">requirements.txt</text:span> file to set up the environment:</text:p>
          <text:p text:style-name="P8">bash</text:p>
        </text:list-item>
      </text:list>
      <text:list xml:id="list1804595048" text:style-name="L3">
        <text:list-item>
          <text:p text:style-name="P9"><text:span text:style-name="Source_20_Text">pip install -r requirements.txt</text:span></text:p>
        </text:list-item>
        <text:list-item>
          <text:p text:style-name="P16">Ensure you are in the <text:span text:style-name="Source_20_Text">temp</text:span> folder.</text:p>
        </text:list-item>
        <text:list-item>
          <text:p text:style-name="P16">Start an HTTP server:</text:p>
        </text:list-item>
      </text:list>
      <text:p text:style-name="P3">bash</text:p>
      <text:p text:style-name="P3"><text:span text:style-name="Source_20_Text">python3 -m http.server 8502 --bind 192.168.1.65</text:span></text:p>
      <text:list xml:id="list1530260799" text:style-name="L4">
        <text:list-item>
          <text:p text:style-name="P17">Run the Streamlit application:</text:p>
        </text:list-item>
      </text:list>
      <text:p text:style-name="P3">bash</text:p>
      <text:p text:style-name="P3"><text:span text:style-name="Source_20_Text">streamlit run streamlit_app.py --server.address 192.168.1.65 --server.port 8501</text:span></text:p>
      <text:h text:style-name="Heading_20_3" text:outline-level="3">Dependencies:</text:h>
      <text:list xml:id="list4220351699" text:style-name="L5">
        <text:list-item>
          <text:p text:style-name="P19"><text:span text:style-name="Source_20_Text">streamlit</text:span>: Web application interface.</text:p>
        </text:list-item>
        <text:list-item>
          <text:p text:style-name="P19"><text:span text:style-name="Source_20_Text">zipfile</text:span>: Extracting ZIP files.</text:p>
        </text:list-item>
        <text:list-item>
          <text:p text:style-name="P19"><text:soft-page-break/><text:span text:style-name="Source_20_Text">datetime</text:span>: Generating timestamps.</text:p>
        </text:list-item>
        <text:list-item>
          <text:p text:style-name="P19"><text:span text:style-name="Source_20_Text">glob, os</text:span>: File and directory operations.</text:p>
        </text:list-item>
        <text:list-item>
          <text:p text:style-name="P19"><text:span text:style-name="Source_20_Text">pavement_utils</text:span>: Custom module for pavement analysis.</text:p>
        </text:list-item>
        <text:list-item>
          <text:p text:style-name="P19"><text:span text:style-name="Source_20_Text">mmengine.utils</text:span>: Utility functions from OpenMMLab.</text:p>
        </text:list-item>
        <text:list-item>
          <text:p text:style-name="P18">Additional Libraries: <text:span text:style-name="Source_20_Text">timm</text:span>, <text:span text:style-name="Source_20_Text">torch</text:span>, <text:span text:style-name="Source_20_Text">cv2</text:span>, <text:span text:style-name="Source_20_Text">PIL</text:span>, <text:span text:style-name="Source_20_Text">torchvision</text:span>, <text:span text:style-name="Source_20_Text">matplotlib</text:span>, <text:span text:style-name="Source_20_Text">numpy</text:span>, <text:span text:style-name="Source_20_Text">time</text:span>, <text:span text:style-name="Source_20_Text">csv</text:span>, <text:span text:style-name="Source_20_Text">shutil</text:span>, <text:span text:style-name="Source_20_Text">mmseg.apis</text:span>, <text:span text:style-name="Source_20_Text">pytorch_grad_cam</text:span>.</text:p>
        </text:list-item>
      </text:list>
      <text:h text:style-name="Heading_20_3" text:outline-level="3">Dataset Utilities:</text:h>
      <text:p text:style-name="Text_20_body">Utility functions for handling datasets, specifically Cityscapes and RoadSurvey. It includes class names, color palettes (RGB) for each class, and functions to retrieve these based on the dataset name.</text:p>
      <text:h text:style-name="P1" text:outline-level="3"><text:span text:style-name="T2">Models</text:span>:</text:h>
      <text:p text:style-name="P2"><text:tab/><text:span text:style-name="T2">Are available on hugging face</text:span></text:p>
      <text:h text:style-name="P4" text:outline-level="3">Application Flow:</text:h>
      <text:h text:style-name="Heading_20_4" text:outline-level="4">Imports</text:h>
      <text:p text:style-name="Text_20_body">The application begins by importing necessary libraries such as <text:span text:style-name="Source_20_Text">streamlit</text:span>, <text:span text:style-name="Source_20_Text">pandas</text:span>, <text:span text:style-name="Source_20_Text">matplotlib</text:span>, <text:span text:style-name="Source_20_Text">zipfile</text:span>, <text:span text:style-name="Source_20_Text">datetime</text:span>, <text:span text:style-name="Source_20_Text">glob</text:span>, and <text:span text:style-name="Source_20_Text">os</text:span>. Additionally, it imports two modules, <text:span text:style-name="Source_20_Text">csv_analysis</text:span> and <text:span text:style-name="Source_20_Text">image_analysis</text:span>, which contain functions for processing CSV and image data, respectively.</text:p>
      <text:h text:style-name="Heading_20_4" text:outline-level="4">Model Checkpoints and Configurations</text:h>
      <text:p text:style-name="Text_20_body">Paths for model checkpoints and configurations are defined at the beginning. These paths point to the saved model weights and configurations required for image analysis.</text:p>
      <text:h text:style-name="Heading_20_4" text:outline-level="4">Main Function (<text:span text:style-name="Source_20_Text">main()</text:span>)</text:h>
      <text:p text:style-name="Text_20_body">The main function serves as the entry point for the Streamlit application. It performs the following tasks:</text:p>
      <text:list xml:id="list3121449646" text:style-name="L6">
        <text:list-item>
          <text:p text:style-name="P21"><text:span text:style-name="Strong_20_Emphasis">Title and Logos</text:span>: Displays the title "Pavement Surface Condition Index" and logos of TU Dublin and PMS side by side.</text:p>
        </text:list-item>
        <text:list-item>
          <text:p text:style-name="P21"><text:span text:style-name="Strong_20_Emphasis">Analysis Selection</text:span>: Asks the user to select the type of analysis they want to perform, either "Image Analysis" or "CSV Data Analysis".</text:p>
        </text:list-item>
        <text:list-item>
          <text:p text:style-name="P21"><text:span text:style-name="Strong_20_Emphasis">Analysis Execution</text:span>:</text:p>
          <text:list>
            <text:list-item>
              <text:p text:style-name="P21">If "Image Analysis" is selected, the <text:span text:style-name="Source_20_Text">image_analysis()</text:span> function is called.</text:p>
            </text:list-item>
            <text:list-item>
              <text:p text:style-name="P20">If "CSV Data Analysis" is selected, the <text:span text:style-name="Source_20_Text">csv_analysis()</text:span> function is called.</text:p>
            </text:list-item>
          </text:list>
        </text:list-item>
      </text:list>
      <text:h text:style-name="Heading_20_4" text:outline-level="4">Image Analysis Function (<text:span text:style-name="Source_20_Text">image_analysis()</text:span>)</text:h>
      <text:p text:style-name="Text_20_body">This function is responsible for handling image-based analysis. It performs the following tasks:</text:p>
      <text:list xml:id="list1979636934" text:style-name="L7">
        <text:list-item>
          <text:p text:style-name="P23"><text:span text:style-name="Strong_20_Emphasis">Title Display</text:span>: Shows the title "Image Analysis" on the Streamlit app.</text:p>
        </text:list-item>
        <text:list-item>
          <text:p text:style-name="P23"><text:span text:style-name="Strong_20_Emphasis">ZIP File Upload</text:span>: Allows the user to upload a ZIP file containing images for analysis.</text:p>
        </text:list-item>
        <text:list-item>
          <text:p text:style-name="P23"><text:span text:style-name="Strong_20_Emphasis">ZIP File Processing</text:span>:</text:p>
          <text:list>
            <text:list-item>
              <text:p text:style-name="P23"><text:soft-page-break/>If a ZIP file is uploaded, it creates a unique directory based on the current timestamp and extracts the ZIP file to this directory.</text:p>
            </text:list-item>
            <text:list-item>
              <text:p text:style-name="P23">It then retrieves a list of images from the extracted ZIP file.</text:p>
            </text:list-item>
            <text:list-item>
              <text:p text:style-name="P23">If images are found, the user is prompted to select a specific type of image analysis:</text:p>
              <text:list>
                <text:list-item>
                  <text:p text:style-name="P23"><text:span text:style-name="Strong_20_Emphasis">Pavement Rating</text:span>: Initializes the model for pavement rating and classifies the images.</text:p>
                </text:list-item>
                <text:list-item>
                  <text:p text:style-name="P23"><text:span text:style-name="Strong_20_Emphasis">Pavement Distress Analysis</text:span>: Initializes the model for pavement distress analysis and performs the analysis.</text:p>
                </text:list-item>
                <text:list-item>
                  <text:p text:style-name="P23"><text:span text:style-name="Strong_20_Emphasis">Pavement Surface Extraction</text:span>: Initializes the model for pavement surface extraction and extracts the pavement surface.</text:p>
                </text:list-item>
              </text:list>
            </text:list-item>
            <text:list-item>
              <text:p text:style-name="P22">If no images are found in the ZIP file, an error message is displayed.</text:p>
            </text:list-item>
          </text:list>
        </text:list-item>
      </text:list>
      <text:h text:style-name="Heading_20_4" text:outline-level="4">CSV Analysis Function (<text:span text:style-name="Source_20_Text">csv_analysis()</text:span>)</text:h>
      <text:p text:style-name="Text_20_body">This function handles the analysis of CSV data. It performs the following tasks:</text:p>
      <text:list xml:id="list3608823625" text:style-name="L8">
        <text:list-item>
          <text:p text:style-name="P25"><text:span text:style-name="Strong_20_Emphasis">Title Display</text:span>: Shows the title "CSV Data Analysis" on the Streamlit app.</text:p>
        </text:list-item>
        <text:list-item>
          <text:p text:style-name="P25"><text:span text:style-name="Strong_20_Emphasis">Parameter Definition</text:span>: Allows users to define parameters using the Streamlit sidebar.</text:p>
        </text:list-item>
        <text:list-item>
          <text:p text:style-name="P25"><text:span text:style-name="Strong_20_Emphasis">CSV File Upload</text:span>: Enables users to upload a CSV file for analysis.</text:p>
        </text:list-item>
        <text:list-item>
          <text:p text:style-name="P25"><text:span text:style-name="Strong_20_Emphasis">CSV File Processing</text:span>:</text:p>
          <text:list>
            <text:list-item>
              <text:p text:style-name="P25">If a CSV file is uploaded, it creates a unique directory based on the current timestamp and saves the uploaded CSV file to this directory.</text:p>
            </text:list-item>
            <text:list-item>
              <text:p text:style-name="P25">Reads the CSV file and checks if it contains the required columns.</text:p>
            </text:list-item>
            <text:list-item>
              <text:p text:style-name="P25">If the CSV file is valid:</text:p>
              <text:list>
                <text:list-item>
                  <text:p text:style-name="P25">Adjusts predictions based on a probability threshold.</text:p>
                </text:list-item>
                <text:list-item>
                  <text:p text:style-name="P25">Applies the chosen filter to the data.</text:p>
                </text:list-item>
                <text:list-item>
                  <text:p text:style-name="P25">Determines the most common rating for each section size.</text:p>
                </text:list-item>
                <text:list-item>
                  <text:p text:style-name="P25">Determines x-axis values based on user choice.</text:p>
                </text:list-item>
                <text:list-item>
                  <text:p text:style-name="P25">Creates an interactive plot using Plotly and displays it in the Streamlit app.</text:p>
                </text:list-item>
                <text:list-item>
                  <text:p text:style-name="P25">If the user opts to save the data to a CSV file, the data is saved, and a URL link for downloading the CSV file is generated.</text:p>
                </text:list-item>
              </text:list>
            </text:list-item>
            <text:list-item>
              <text:p text:style-name="P24">If the CSV file is not valid, an error message is displayed.</text:p>
            </text:list-item>
          </text:list>
        </text:list-item>
      </text:list>
      <text:h text:style-name="Heading_20_4" text:outline-level="4">Execution</text:h>
      <text:p text:style-name="Text_20_body">The application is executed by calling the <text:span text:style-name="Source_20_Text">main()</text:span> function when the script is run as the main module.</text:p>
      <text:p text:style-name="P2"/>
      <text:h text:style-name="Heading_20_3" text:outline-level="3">Functions and Methods:</text:h>
      <text:list xml:id="list4256811073" text:style-name="L9">
        <text:list-item>
          <text:p text:style-name="P27"><text:span text:style-name="Source_20_Text">main()</text:span>: Main function driving the application.</text:p>
        </text:list-item>
        <text:list-item>
          <text:p text:style-name="P27">Dataset Utility Functions: <text:span text:style-name="Source_20_Text">cityscapes_classes()</text:span>, <text:span text:style-name="Source_20_Text">roadsurvey_classes()</text:span>, <text:span text:style-name="Source_20_Text">cityscapes_palette()</text:span>, <text:span text:style-name="Source_20_Text">roadsurvey_palette()</text:span>, <text:span text:style-name="Source_20_Text">get_classes()</text:span>, <text:span text:style-name="Source_20_Text">get_palette()</text:span>.</text:p>
        </text:list-item>
        <text:list-item>
          <text:p text:style-name="P26">Image Processing Functions: <text:span text:style-name="Source_20_Text">get_transform()</text:span>, <text:span text:style-name="Source_20_Text">reshape_transform()</text:span>, <text:span text:style-name="Source_20_Text">create_load_model()</text:span>, <text:span text:style-name="Source_20_Text">add_classes_to_image()</text:span>, <text:span text:style-name="Source_20_Text">classify_image()</text:span>, <text:span text:style-name="Source_20_Text">classify2()</text:span>, <text:span text:style-name="Source_20_Text">process_single_image()</text:span>, <text:span text:style-name="Source_20_Text">update_progress_bar()</text:span>, <text:soft-page-break/><text:span text:style-name="Source_20_Text">display_results()</text:span>, <text:span text:style-name="Source_20_Text">plot_predictions()</text:span>, <text:span text:style-name="Source_20_Text">save_to_csv()</text:span>, <text:span text:style-name="Source_20_Text">classify()</text:span>, <text:span text:style-name="Source_20_Text">gradCam()</text:span>, <text:span text:style-name="Source_20_Text">initialize_model()</text:span>, <text:span text:style-name="Source_20_Text">readImage_576x720()</text:span>, <text:span text:style-name="Source_20_Text">result_segImage()</text:span>, <text:span text:style-name="Source_20_Text">process_image()</text:span>, <text:span text:style-name="Source_20_Text">should_discard_image()</text:span>, <text:span text:style-name="Source_20_Text">PavementExtraction()</text:span>, <text:span text:style-name="Source_20_Text">zip_folder()</text:span>.</text:p>
        </text:list-item>
      </text:list>
      <text:h text:style-name="Heading_20_3" text:outline-level="3">Important Notes:</text:h>
      <text:list xml:id="list790512365" text:style-name="L10">
        <text:list-item>
          <text:p text:style-name="P29">Ensure correct paths for model checkpoints, configurations, and logos.</text:p>
        </text:list-item>
        <text:list-item>
          <text:p text:style-name="P28">The application uses session states (<text:span text:style-name="Source_20_Text">st.session_state</text:span>) to persist data across reruns, useful for storing model and device information.</text:p>
        </text:list-item>
      </text:list>
      <text:p text:style-name="Text_20_body"/>
      <text:h text:style-name="Heading_20_2" text:outline-level="2">Overview</text:h>
      <text:p text:style-name="Text_20_body">The provided code is a comprehensive image processing and classification tool. It uses deep learning models to classify and segment images, and then processes and visualizes the results using the Streamlit framework. The code is structured to handle both individual image processing and batch processing of images in a folder.</text:p>
      <text:h text:style-name="Heading_20_2" text:outline-level="2">Dependencies</text:h>
      <text:list xml:id="list2585478891" text:style-name="L11">
        <text:list-item>
          <text:p text:style-name="P31"><text:span text:style-name="Strong_20_Emphasis">streamlit</text:span>: For creating the web-based user interface.</text:p>
        </text:list-item>
        <text:list-item>
          <text:p text:style-name="P31"><text:span text:style-name="Strong_20_Emphasis">timm</text:span>: For loading pre-trained models.</text:p>
        </text:list-item>
        <text:list-item>
          <text:p text:style-name="P31"><text:span text:style-name="Strong_20_Emphasis">torch</text:span>: The PyTorch library for deep learning.</text:p>
        </text:list-item>
        <text:list-item>
          <text:p text:style-name="P31"><text:span text:style-name="Strong_20_Emphasis">cv2 (OpenCV)</text:span>: For image processing tasks.</text:p>
        </text:list-item>
        <text:list-item>
          <text:p text:style-name="P31"><text:span text:style-name="Strong_20_Emphasis">PIL</text:span>: For image manipulation.</text:p>
        </text:list-item>
        <text:list-item>
          <text:p text:style-name="P31"><text:span text:style-name="Strong_20_Emphasis">torchvision</text:span>: For image transformations.</text:p>
        </text:list-item>
        <text:list-item>
          <text:p text:style-name="P31"><text:span text:style-name="Strong_20_Emphasis">matplotlib</text:span>: For plotting results.</text:p>
        </text:list-item>
        <text:list-item>
          <text:p text:style-name="P31"><text:span text:style-name="Strong_20_Emphasis">numpy</text:span>: For numerical operations.</text:p>
        </text:list-item>
        <text:list-item>
          <text:p text:style-name="P31"><text:span text:style-name="Strong_20_Emphasis">time, datetime</text:span>: For time-related tasks.</text:p>
        </text:list-item>
        <text:list-item>
          <text:p text:style-name="P31"><text:span text:style-name="Strong_20_Emphasis">csv</text:span>: For saving results in CSV format.</text:p>
        </text:list-item>
        <text:list-item>
          <text:p text:style-name="P31"><text:span text:style-name="Strong_20_Emphasis">glob</text:span>: For file and directory operations.</text:p>
        </text:list-item>
        <text:list-item>
          <text:p text:style-name="P31"><text:span text:style-name="Strong_20_Emphasis">zipfile, shutil</text:span>: For zipping and unzipping folders.</text:p>
        </text:list-item>
        <text:list-item>
          <text:p text:style-name="P31"><text:span text:style-name="Strong_20_Emphasis">mmseg.apis</text:span>: For image segmentation.</text:p>
        </text:list-item>
        <text:list-item>
          <text:p text:style-name="P30"><text:span text:style-name="Strong_20_Emphasis">pytorch_grad_cam</text:span>: For generating gradient-based visual explanations of model predictions.</text:p>
        </text:list-item>
      </text:list>
      <text:h text:style-name="Heading_20_2" text:outline-level="2">Constants</text:h>
      <text:list xml:id="list794596527" text:style-name="L12">
        <text:list-item>
          <text:p text:style-name="P33"><text:span text:style-name="Strong_20_Emphasis">class_no</text:span>: Number of classes for classification.</text:p>
        </text:list-item>
        <text:list-item>
          <text:p text:style-name="P33"><text:span text:style-name="Strong_20_Emphasis">class_names</text:span>: List of class names.</text:p>
        </text:list-item>
        <text:list-item>
          <text:p text:style-name="P33"><text:span text:style-name="Strong_20_Emphasis">color_mapping</text:span>: Mapping of class names to colors.</text:p>
        </text:list-item>
        <text:list-item>
          <text:p text:style-name="P33"><text:span text:style-name="Strong_20_Emphasis">methods</text:span>: Dictionary of CAM methods.</text:p>
        </text:list-item>
        <text:list-item>
          <text:p text:style-name="P33"><text:span text:style-name="Strong_20_Emphasis">NORMALIZE_MEAN, NORMALIZE_STD</text:span>: Normalization constants.</text:p>
        </text:list-item>
        <text:list-item>
          <text:p text:style-name="P32"><text:span text:style-name="Strong_20_Emphasis">SIZE</text:span>: Image size for processing.</text:p>
        </text:list-item>
      </text:list>
      <text:h text:style-name="Heading_20_3" text:outline-level="3"><text:soft-page-break/><text:span text:style-name="Source_20_Text">Functions and Methods:</text:span></text:h>
      <text:list xml:id="list2503870900" text:style-name="L13">
        <text:list-item>
          <text:p text:style-name="P34"><text:span text:style-name="Strong_20_Emphasis">main()</text:span>:</text:p>
          <text:list>
            <text:list-item>
              <text:p text:style-name="P35"><text:span text:style-name="Strong_20_Emphasis">Purpose</text:span>: The main driver of the application. It manages the user interface, ZIP file extraction, and invokes the appropriate pavement analysis functions based on user choice.</text:p>
            </text:list-item>
            <text:list-item>
              <text:p text:style-name="P35"><text:span text:style-name="Strong_20_Emphasis">Input Arguments</text:span>: None.</text:p>
            </text:list-item>
            <text:list-item>
              <text:p text:style-name="P35"><text:span text:style-name="Strong_20_Emphasis">Output</text:span>: None (directly interacts with the Streamlit interface).</text:p>
            </text:list-item>
          </text:list>
        </text:list-item>
        <text:list-item>
          <text:p text:style-name="P34"><text:span text:style-name="Strong_20_Emphasis">cityscapes_classes()</text:span>:</text:p>
          <text:list>
            <text:list-item>
              <text:p text:style-name="P35"><text:span text:style-name="Strong_20_Emphasis">Purpose</text:span>: Provides class names for the Cityscapes dataset.</text:p>
            </text:list-item>
            <text:list-item>
              <text:p text:style-name="P35"><text:span text:style-name="Strong_20_Emphasis">Input Arguments</text:span>: None.</text:p>
            </text:list-item>
            <text:list-item>
              <text:p text:style-name="P35"><text:span text:style-name="Strong_20_Emphasis">Output</text:span>: List of class names for the Cityscapes dataset.</text:p>
            </text:list-item>
          </text:list>
        </text:list-item>
        <text:list-item>
          <text:p text:style-name="P34"><text:span text:style-name="Strong_20_Emphasis">roadsurvey_classes()</text:span>:</text:p>
          <text:list>
            <text:list-item>
              <text:p text:style-name="P35"><text:span text:style-name="Strong_20_Emphasis">Purpose</text:span>: Provides class names for the RoadSurvey dataset.</text:p>
            </text:list-item>
            <text:list-item>
              <text:p text:style-name="P35"><text:span text:style-name="Strong_20_Emphasis">Input Arguments</text:span>: None.</text:p>
            </text:list-item>
            <text:list-item>
              <text:p text:style-name="P35"><text:span text:style-name="Strong_20_Emphasis">Output</text:span>: List of class names for the RoadSurvey dataset.</text:p>
            </text:list-item>
          </text:list>
        </text:list-item>
        <text:list-item>
          <text:p text:style-name="P34"><text:span text:style-name="Strong_20_Emphasis">cityscapes_palette()</text:span>:</text:p>
          <text:list>
            <text:list-item>
              <text:p text:style-name="P35"><text:span text:style-name="Strong_20_Emphasis">Purpose</text:span>: Provides the RGB color palette for the Cityscapes dataset.</text:p>
            </text:list-item>
            <text:list-item>
              <text:p text:style-name="P35"><text:span text:style-name="Strong_20_Emphasis">Input Arguments</text:span>: None.</text:p>
            </text:list-item>
            <text:list-item>
              <text:p text:style-name="P35"><text:span text:style-name="Strong_20_Emphasis">Output</text:span>: RGB color palette for the Cityscapes dataset.</text:p>
            </text:list-item>
          </text:list>
        </text:list-item>
        <text:list-item>
          <text:p text:style-name="P34"><text:span text:style-name="Strong_20_Emphasis">roadsurvey_palette()</text:span>:</text:p>
          <text:list>
            <text:list-item>
              <text:p text:style-name="P35"><text:span text:style-name="Strong_20_Emphasis">Purpose</text:span>: Provides the RGB color palette for the RoadSurvey dataset.</text:p>
            </text:list-item>
            <text:list-item>
              <text:p text:style-name="P35"><text:span text:style-name="Strong_20_Emphasis">Input Arguments</text:span>: None.</text:p>
            </text:list-item>
            <text:list-item>
              <text:p text:style-name="P35"><text:span text:style-name="Strong_20_Emphasis">Output</text:span>: RGB color palette for the RoadSurvey dataset.</text:p>
            </text:list-item>
          </text:list>
        </text:list-item>
        <text:list-item>
          <text:p text:style-name="P34"><text:span text:style-name="Strong_20_Emphasis">get_classes(dataset)</text:span>:</text:p>
          <text:list>
            <text:list-item>
              <text:p text:style-name="P35"><text:span text:style-name="Strong_20_Emphasis">Purpose</text:span>: Retrieves class names for a given dataset.</text:p>
            </text:list-item>
            <text:list-item>
              <text:p text:style-name="P35"><text:span text:style-name="Strong_20_Emphasis">Input Arguments</text:span>:</text:p>
              <text:list>
                <text:list-item>
                  <text:p text:style-name="P35"><text:span text:style-name="Source_20_Text">dataset</text:span> (str): Name of the dataset.</text:p>
                </text:list-item>
              </text:list>
            </text:list-item>
            <text:list-item>
              <text:p text:style-name="P35"><text:span text:style-name="Strong_20_Emphasis">Output</text:span>: List of class names for the specified dataset.</text:p>
            </text:list-item>
          </text:list>
        </text:list-item>
        <text:list-item>
          <text:p text:style-name="P34"><text:span text:style-name="Strong_20_Emphasis">get_palette(dataset)</text:span>:</text:p>
          <text:list>
            <text:list-item>
              <text:p text:style-name="P35"><text:span text:style-name="Strong_20_Emphasis">Purpose</text:span>: Retrieves the RGB color palette for a given dataset.</text:p>
            </text:list-item>
            <text:list-item>
              <text:p text:style-name="P35"><text:span text:style-name="Strong_20_Emphasis">Input Arguments</text:span>:</text:p>
              <text:list>
                <text:list-item>
                  <text:p text:style-name="P35"><text:span text:style-name="Source_20_Text">dataset</text:span> (str): Name of the dataset.</text:p>
                </text:list-item>
              </text:list>
            </text:list-item>
            <text:list-item>
              <text:p text:style-name="P35"><text:span text:style-name="Strong_20_Emphasis">Output</text:span>: RGB color palette for the specified dataset.</text:p>
            </text:list-item>
          </text:list>
        </text:list-item>
        <text:list-item>
          <text:p text:style-name="P34"><text:span text:style-name="Strong_20_Emphasis">get_transform(size, NORMALIZE_MEAN, NORMALIZE_STD)</text:span>:</text:p>
          <text:list>
            <text:list-item>
              <text:p text:style-name="P35"><text:span text:style-name="Strong_20_Emphasis">Purpose</text:span>: Returns the image transformation pipeline.</text:p>
            </text:list-item>
            <text:list-item>
              <text:p text:style-name="P35"><text:span text:style-name="Strong_20_Emphasis">Input Arguments</text:span>:</text:p>
              <text:list>
                <text:list-item>
                  <text:p text:style-name="P35"><text:span text:style-name="Source_20_Text">size</text:span> (int): Desired image size.</text:p>
                </text:list-item>
                <text:list-item>
                  <text:p text:style-name="P35"><text:span text:style-name="Source_20_Text">NORMALIZE_MEAN</text:span> (list): Normalization mean values.</text:p>
                </text:list-item>
                <text:list-item>
                  <text:p text:style-name="P35"><text:span text:style-name="Source_20_Text">NORMALIZE_STD</text:span> (list): Normalization standard deviation values.</text:p>
                </text:list-item>
              </text:list>
            </text:list-item>
            <text:list-item>
              <text:p text:style-name="P35"><text:span text:style-name="Strong_20_Emphasis">Output</text:span>: A composed transformation for image preprocessing.</text:p>
            </text:list-item>
          </text:list>
        </text:list-item>
        <text:list-item>
          <text:p text:style-name="P34"><text:span text:style-name="Strong_20_Emphasis">reshape_transform(tensor, height, width)</text:span>:</text:p>
          <text:list>
            <text:list-item>
              <text:p text:style-name="P35"><text:soft-page-break/><text:span text:style-name="Strong_20_Emphasis">Purpose</text:span>: Reshapes the tensor for visualization.</text:p>
            </text:list-item>
            <text:list-item>
              <text:p text:style-name="P35"><text:span text:style-name="Strong_20_Emphasis">Input Arguments</text:span>:</text:p>
              <text:list>
                <text:list-item>
                  <text:p text:style-name="P35"><text:span text:style-name="Source_20_Text">tensor</text:span> (Tensor): Input tensor.</text:p>
                </text:list-item>
                <text:list-item>
                  <text:p text:style-name="P35"><text:span text:style-name="Source_20_Text">height</text:span> (int): Desired height.</text:p>
                </text:list-item>
                <text:list-item>
                  <text:p text:style-name="P35"><text:span text:style-name="Source_20_Text">width</text:span> (int): Desired width.</text:p>
                </text:list-item>
              </text:list>
            </text:list-item>
            <text:list-item>
              <text:p text:style-name="P35"><text:span text:style-name="Strong_20_Emphasis">Output</text:span>: Reshaped tensor.</text:p>
            </text:list-item>
          </text:list>
        </text:list-item>
        <text:list-item>
          <text:p text:style-name="P34"><text:span text:style-name="Strong_20_Emphasis">create_load_model(name, checkpoint_path)</text:span>:</text:p>
          <text:list>
            <text:list-item>
              <text:p text:style-name="P35"><text:span text:style-name="Strong_20_Emphasis">Purpose</text:span>: Creates and loads a model with a given checkpoint.</text:p>
            </text:list-item>
            <text:list-item>
              <text:p text:style-name="P35"><text:span text:style-name="Strong_20_Emphasis">Input Arguments</text:span>:</text:p>
              <text:list>
                <text:list-item>
                  <text:p text:style-name="P35"><text:span text:style-name="Source_20_Text">name</text:span> (str): Model name.</text:p>
                </text:list-item>
                <text:list-item>
                  <text:p text:style-name="P35"><text:span text:style-name="Source_20_Text">checkpoint_path</text:span> (str): Path to the model checkpoint.</text:p>
                </text:list-item>
              </text:list>
            </text:list-item>
            <text:list-item>
              <text:p text:style-name="P35"><text:span text:style-name="Strong_20_Emphasis">Output</text:span>: Loaded model.</text:p>
            </text:list-item>
          </text:list>
        </text:list-item>
        <text:list-item>
          <text:p text:style-name="P34"><text:span text:style-name="Strong_20_Emphasis">add_classes_to_image(image, top3_predictions)</text:span>:</text:p>
          <text:list>
            <text:list-item>
              <text:p text:style-name="P35"><text:span text:style-name="Strong_20_Emphasis">Purpose</text:span>: Adds class predictions to an image.</text:p>
            </text:list-item>
            <text:list-item>
              <text:p text:style-name="P35"><text:span text:style-name="Strong_20_Emphasis">Input Arguments</text:span>:</text:p>
              <text:list>
                <text:list-item>
                  <text:p text:style-name="P35"><text:span text:style-name="Source_20_Text">image</text:span> (Image): Input image.</text:p>
                </text:list-item>
                <text:list-item>
                  <text:p text:style-name="P35"><text:span text:style-name="Source_20_Text">top3_predictions</text:span> (list): Top 3 class predictions.</text:p>
                </text:list-item>
              </text:list>
            </text:list-item>
            <text:list-item>
              <text:p text:style-name="P35"><text:span text:style-name="Strong_20_Emphasis">Output</text:span>: Image with class annotations.</text:p>
            </text:list-item>
          </text:list>
        </text:list-item>
        <text:list-item>
          <text:p text:style-name="P34"><text:span text:style-name="Strong_20_Emphasis">classify_image(image_path, model, device)</text:span>:</text:p>
          <text:list>
            <text:list-item>
              <text:p text:style-name="P35"><text:span text:style-name="Strong_20_Emphasis">Purpose</text:span>: Classifies a single image.</text:p>
            </text:list-item>
            <text:list-item>
              <text:p text:style-name="P35"><text:span text:style-name="Strong_20_Emphasis">Input Arguments</text:span>:</text:p>
              <text:list>
                <text:list-item>
                  <text:p text:style-name="P35"><text:span text:style-name="Source_20_Text">image_path</text:span> (str): Path to the image.</text:p>
                </text:list-item>
                <text:list-item>
                  <text:p text:style-name="P35"><text:span text:style-name="Source_20_Text">model</text:span> (Model): Trained model.</text:p>
                </text:list-item>
                <text:list-item>
                  <text:p text:style-name="P35"><text:span text:style-name="Source_20_Text">device</text:span> (Device): Computation device (CPU/GPU).</text:p>
                </text:list-item>
              </text:list>
            </text:list-item>
            <text:list-item>
              <text:p text:style-name="P35"><text:span text:style-name="Strong_20_Emphasis">Output</text:span>: Predicted class name and top 3 predictions.</text:p>
            </text:list-item>
          </text:list>
        </text:list-item>
        <text:list-item>
          <text:p text:style-name="P34"><text:span text:style-name="Strong_20_Emphasis">classify2(folder_path, model, device)</text:span>:</text:p>
          <text:list>
            <text:list-item>
              <text:p text:style-name="P35"><text:span text:style-name="Strong_20_Emphasis">Purpose</text:span>: Processes images one by one and displays results.</text:p>
            </text:list-item>
            <text:list-item>
              <text:p text:style-name="P35"><text:span text:style-name="Strong_20_Emphasis">Input Arguments</text:span>:</text:p>
              <text:list>
                <text:list-item>
                  <text:p text:style-name="P35"><text:span text:style-name="Source_20_Text">folder_path</text:span> (str): Path to the folder containing images.</text:p>
                </text:list-item>
                <text:list-item>
                  <text:p text:style-name="P35"><text:span text:style-name="Source_20_Text">model</text:span> (Model): Trained model.</text:p>
                </text:list-item>
                <text:list-item>
                  <text:p text:style-name="P35"><text:span text:style-name="Source_20_Text">device</text:span> (Device): Computation device.</text:p>
                </text:list-item>
              </text:list>
            </text:list-item>
            <text:list-item>
              <text:p text:style-name="P35"><text:span text:style-name="Strong_20_Emphasis">Output</text:span>: None (directly interacts with the Streamlit interface).</text:p>
            </text:list-item>
          </text:list>
        </text:list-item>
        <text:list-item>
          <text:p text:style-name="P34"><text:span text:style-name="Strong_20_Emphasis">process_single_image(image_path, model, device)</text:span>:</text:p>
          <text:list>
            <text:list-item>
              <text:p text:style-name="P35"><text:span text:style-name="Strong_20_Emphasis">Purpose</text:span>: Processes a single image.</text:p>
            </text:list-item>
            <text:list-item>
              <text:p text:style-name="P35"><text:span text:style-name="Strong_20_Emphasis">Input Arguments</text:span>:</text:p>
              <text:list>
                <text:list-item>
                  <text:p text:style-name="P35"><text:span text:style-name="Source_20_Text">image_path</text:span> (str): Path to the image.</text:p>
                </text:list-item>
                <text:list-item>
                  <text:p text:style-name="P35"><text:span text:style-name="Source_20_Text">model</text:span> (Model): Trained model.</text:p>
                </text:list-item>
                <text:list-item>
                  <text:p text:style-name="P35"><text:span text:style-name="Source_20_Text">device</text:span> (Device): Computation device.</text:p>
                </text:list-item>
              </text:list>
            </text:list-item>
            <text:list-item>
              <text:p text:style-name="P35"><text:span text:style-name="Strong_20_Emphasis">Output</text:span>: Predicted class name and top 3 predictions.</text:p>
            </text:list-item>
          </text:list>
        </text:list-item>
        <text:list-item>
          <text:p text:style-name="P34"><text:span text:style-name="Strong_20_Emphasis">update_progress_bar(progress_bar, current_index, total_images)</text:span>:</text:p>
          <text:list>
            <text:list-item>
              <text:p text:style-name="P35"><text:span text:style-name="Strong_20_Emphasis">Purpose</text:span>: Updates the progress bar in the Streamlit app.</text:p>
            </text:list-item>
            <text:list-item>
              <text:p text:style-name="P35"><text:span text:style-name="Strong_20_Emphasis">Input Arguments</text:span>:</text:p>
              <text:list>
                <text:list-item>
                  <text:p text:style-name="P35"><text:soft-page-break/><text:span text:style-name="Source_20_Text">progress_bar</text:span> (Progress Bar): Streamlit progress bar.</text:p>
                </text:list-item>
                <text:list-item>
                  <text:p text:style-name="P35"><text:span text:style-name="Source_20_Text">current_index</text:span> (int): Current image index.</text:p>
                </text:list-item>
                <text:list-item>
                  <text:p text:style-name="P35"><text:span text:style-name="Source_20_Text">total_images</text:span> (int): Total number of images.</text:p>
                </text:list-item>
              </text:list>
            </text:list-item>
            <text:list-item>
              <text:p text:style-name="P35"><text:span text:style-name="Strong_20_Emphasis">Output</text:span>: None (updates the Streamlit progress bar).</text:p>
            </text:list-item>
          </text:list>
        </text:list-item>
        <text:list-item>
          <text:p text:style-name="P34"><text:span text:style-name="Strong_20_Emphasis">display_results(images, folder_path)</text:span>:</text:p>
          <text:list>
            <text:list-item>
              <text:p text:style-name="P35"><text:span text:style-name="Strong_20_Emphasis">Purpose</text:span>: Displays the results of the processed images.</text:p>
            </text:list-item>
            <text:list-item>
              <text:p text:style-name="P35"><text:span text:style-name="Strong_20_Emphasis">Input Arguments</text:span>:</text:p>
              <text:list>
                <text:list-item>
                  <text:p text:style-name="P35"><text:span text:style-name="Source_20_Text">images</text:span> (list): List of processed images.</text:p>
                </text:list-item>
                <text:list-item>
                  <text:p text:style-name="P35"><text:span text:style-name="Source_20_Text">folder_path</text:span> (str): Path to the folder containing images.</text:p>
                </text:list-item>
              </text:list>
            </text:list-item>
            <text:list-item>
              <text:p text:style-name="P35"><text:span text:style-name="Strong_20_Emphasis">Output</text:span>: None (directly interacts with the Streamlit interface).</text:p>
            </text:list-item>
          </text:list>
        </text:list-item>
        <text:list-item>
          <text:p text:style-name="P34"><text:span text:style-name="Strong_20_Emphasis">plot_predictions()</text:span>:</text:p>
          <text:list>
            <text:list-item>
              <text:p text:style-name="P35"><text:span text:style-name="Strong_20_Emphasis">Purpose</text:span>: Plots the predictions over time.</text:p>
            </text:list-item>
            <text:list-item>
              <text:p text:style-name="P35"><text:span text:style-name="Strong_20_Emphasis">Input Arguments</text:span>: None.</text:p>
            </text:list-item>
            <text:list-item>
              <text:p text:style-name="P35"><text:span text:style-name="Strong_20_Emphasis">Output</text:span>: None (directly interacts with the Streamlit interface).</text:p>
            </text:list-item>
          </text:list>
        </text:list-item>
        <text:list-item>
          <text:p text:style-name="P34"><text:span text:style-name="Strong_20_Emphasis">save_to_csv(folder_path)</text:span>:</text:p>
          <text:list>
            <text:list-item>
              <text:p text:style-name="P35"><text:span text:style-name="Strong_20_Emphasis">Purpose</text:span>: Saves the results to a CSV file.</text:p>
            </text:list-item>
            <text:list-item>
              <text:p text:style-name="P35"><text:span text:style-name="Strong_20_Emphasis">Input Arguments</text:span>:</text:p>
              <text:list>
                <text:list-item>
                  <text:p text:style-name="P35"><text:span text:style-name="Source_20_Text">folder_path</text:span> (str): Path to the folder containing images.</text:p>
                </text:list-item>
              </text:list>
            </text:list-item>
            <text:list-item>
              <text:p text:style-name="P35"><text:span text:style-name="Strong_20_Emphasis">Output</text:span>: None (saves results to a CSV file).</text:p>
            </text:list-item>
          </text:list>
        </text:list-item>
        <text:list-item>
          <text:p text:style-name="P34"><text:span text:style-name="Strong_20_Emphasis">classify(folder_path, model, device)</text:span>:</text:p>
          <text:list>
            <text:list-item>
              <text:p text:style-name="P35"><text:span text:style-name="Strong_20_Emphasis">Purpose</text:span>: Classifies all images in a folder.</text:p>
            </text:list-item>
            <text:list-item>
              <text:p text:style-name="P35"><text:span text:style-name="Strong_20_Emphasis">Input Arguments</text:span>:</text:p>
              <text:list>
                <text:list-item>
                  <text:p text:style-name="P35"><text:span text:style-name="Source_20_Text">folder_path</text:span> (str): Path to the folder containing images.</text:p>
                </text:list-item>
                <text:list-item>
                  <text:p text:style-name="P35"><text:span text:style-name="Source_20_Text">model</text:span> (Model): Trained model.</text:p>
                </text:list-item>
                <text:list-item>
                  <text:p text:style-name="P35"><text:span text:style-name="Source_20_Text">device</text:span> (Device): Computation device.</text:p>
                </text:list-item>
              </text:list>
            </text:list-item>
            <text:list-item>
              <text:p text:style-name="P35"><text:span text:style-name="Strong_20_Emphasis">Output</text:span>: None (directly interacts with the Streamlit interface).</text:p>
            </text:list-item>
          </text:list>
        </text:list-item>
        <text:list-item>
          <text:p text:style-name="P34"><text:span text:style-name="Strong_20_Emphasis">gradCam(folder_path, model, device)</text:span>:</text:p>
          <text:list>
            <text:list-item>
              <text:p text:style-name="P35"><text:span text:style-name="Strong_20_Emphasis">Purpose</text:span>: Applies Grad-CAM visualization to images.</text:p>
            </text:list-item>
            <text:list-item>
              <text:p text:style-name="P35"><text:span text:style-name="Strong_20_Emphasis">Input Arguments</text:span>:</text:p>
              <text:list>
                <text:list-item>
                  <text:p text:style-name="P35"><text:span text:style-name="Source_20_Text">folder_path</text:span> (str): Path to the folder containing images.</text:p>
                </text:list-item>
                <text:list-item>
                  <text:p text:style-name="P35"><text:span text:style-name="Source_20_Text">model</text:span> (Model): Trained model.</text:p>
                </text:list-item>
                <text:list-item>
                  <text:p text:style-name="P35"><text:span text:style-name="Source_20_Text">device</text:span> (Device): Computation device.</text:p>
                </text:list-item>
              </text:list>
            </text:list-item>
            <text:list-item>
              <text:p text:style-name="P35"><text:span text:style-name="Strong_20_Emphasis">Output</text:span>: None (directly interacts with the Streamlit interface).</text:p>
            </text:list-item>
          </text:list>
        </text:list-item>
        <text:list-item>
          <text:p text:style-name="P34"><text:span text:style-name="Strong_20_Emphasis">initialize_model(model_name, checkpointPath, config)</text:span>:</text:p>
          <text:list>
            <text:list-item>
              <text:p text:style-name="P35"><text:span text:style-name="Strong_20_Emphasis">Purpose</text:span>: Initializes and loads a model.</text:p>
            </text:list-item>
            <text:list-item>
              <text:p text:style-name="P35"><text:span text:style-name="Strong_20_Emphasis">Input Arguments</text:span>:</text:p>
              <text:list>
                <text:list-item>
                  <text:p text:style-name="P35"><text:span text:style-name="Source_20_Text">model_name</text:span> (str): Model name.</text:p>
                </text:list-item>
                <text:list-item>
                  <text:p text:style-name="P35"><text:span text:style-name="Source_20_Text">checkpointPath</text:span> (str): Path to the model checkpoint.</text:p>
                </text:list-item>
                <text:list-item>
                  <text:p text:style-name="P35"><text:span text:style-name="Source_20_Text">config</text:span> (str, optional): Model configuration.</text:p>
                </text:list-item>
              </text:list>
            </text:list-item>
            <text:list-item>
              <text:p text:style-name="P35"><text:span text:style-name="Strong_20_Emphasis">Output</text:span>: Initialized model and computation device.</text:p>
            </text:list-item>
          </text:list>
        </text:list-item>
        <text:list-item>
          <text:p text:style-name="P34"><text:span text:style-name="Strong_20_Emphasis">readImage_576x720(path)</text:span>:</text:p>
          <text:list>
            <text:list-item>
              <text:p text:style-name="P35"><text:soft-page-break/><text:span text:style-name="Strong_20_Emphasis">Purpose</text:span>: Reads and resizes an image.</text:p>
            </text:list-item>
            <text:list-item>
              <text:p text:style-name="P35"><text:span text:style-name="Strong_20_Emphasis">Input Arguments</text:span>:</text:p>
              <text:list>
                <text:list-item>
                  <text:p text:style-name="P35"><text:span text:style-name="Source_20_Text">path</text:span> (str): Path to the image.</text:p>
                </text:list-item>
              </text:list>
            </text:list-item>
            <text:list-item>
              <text:p text:style-name="P35"><text:span text:style-name="Strong_20_Emphasis">Output</text:span>: Resized image.</text:p>
            </text:list-item>
          </text:list>
        </text:list-item>
        <text:list-item>
          <text:p text:style-name="P34"><text:span text:style-name="Strong_20_Emphasis">result_segImage(result, palette, CLASS_NAMES)</text:span>:</text:p>
          <text:list>
            <text:list-item>
              <text:p text:style-name="P35"><text:span text:style-name="Strong_20_Emphasis">Purpose</text:span>: Computes the segmentation mask for an image.</text:p>
            </text:list-item>
            <text:list-item>
              <text:p text:style-name="P35"><text:span text:style-name="Strong_20_Emphasis">Input Arguments</text:span>:</text:p>
              <text:list>
                <text:list-item>
                  <text:p text:style-name="P35"><text:span text:style-name="Source_20_Text">result</text:span> (Result): Segmentation result.</text:p>
                </text:list-item>
                <text:list-item>
                  <text:p text:style-name="P35"><text:span text:style-name="Source_20_Text">palette</text:span> (list): Color palette.</text:p>
                </text:list-item>
                <text:list-item>
                  <text:p text:style-name="P35"><text:span text:style-name="Source_20_Text">CLASS_NAMES</text:span> (list): Class names.</text:p>
                </text:list-item>
              </text:list>
            </text:list-item>
            <text:list-item>
              <text:p text:style-name="P35"><text:span text:style-name="Strong_20_Emphasis">Output</text:span>: Segmentation mask.</text:p>
            </text:list-item>
          </text:list>
        </text:list-item>
        <text:list-item>
          <text:p text:style-name="P34"><text:span text:style-name="Strong_20_Emphasis">process_image(image_path, model)</text:span>:</text:p>
          <text:list>
            <text:list-item>
              <text:p text:style-name="P35"><text:span text:style-name="Strong_20_Emphasis">Purpose</text:span>: Processes an image for segmentation.</text:p>
            </text:list-item>
            <text:list-item>
              <text:p text:style-name="P35"><text:span text:style-name="Strong_20_Emphasis">Input Arguments</text:span>:</text:p>
              <text:list>
                <text:list-item>
                  <text:p text:style-name="P35"><text:span text:style-name="Source_20_Text">image_path</text:span> (str): Path to the image.</text:p>
                </text:list-item>
                <text:list-item>
                  <text:p text:style-name="P35"><text:span text:style-name="Source_20_Text">model</text:span> (Model): Trained model.</text:p>
                </text:list-item>
              </text:list>
            </text:list-item>
            <text:list-item>
              <text:p text:style-name="P35"><text:span text:style-name="Strong_20_Emphasis">Output</text:span>: Segmented image and original image.</text:p>
            </text:list-item>
          </text:list>
        </text:list-item>
        <text:list-item>
          <text:p text:style-name="P34"><text:span text:style-name="Strong_20_Emphasis">should_discard_image(segImage, orig, threshold_percentage)</text:span>:</text:p>
          <text:list>
            <text:list-item>
              <text:p text:style-name="P35"><text:span text:style-name="Strong_20_Emphasis">Purpose</text:span>: Determines if an image should be discarded based on segmentation results.</text:p>
            </text:list-item>
            <text:list-item>
              <text:p text:style-name="P35"><text:span text:style-name="Strong_20_Emphasis">Input Arguments</text:span>:</text:p>
              <text:list>
                <text:list-item>
                  <text:p text:style-name="P35"><text:span text:style-name="Source_20_Text">segImage</text:span> (Image): Segmented image.</text:p>
                </text:list-item>
                <text:list-item>
                  <text:p text:style-name="P35"><text:span text:style-name="Source_20_Text">orig</text:span> (Image): Original image.</text:p>
                </text:list-item>
                <text:list-item>
                  <text:p text:style-name="P35"><text:span text:style-name="Source_20_Text">threshold_percentage</text:span> (float): Threshold percentage for discarding.</text:p>
                </text:list-item>
              </text:list>
            </text:list-item>
            <text:list-item>
              <text:p text:style-name="P35"><text:span text:style-name="Strong_20_Emphasis">Output</text:span>: Boolean indicating if the image should be discarded.</text:p>
            </text:list-item>
          </text:list>
        </text:list-item>
        <text:list-item>
          <text:p text:style-name="P34"><text:span text:style-name="Strong_20_Emphasis">PavementExtraction2(folder_path, model, device)</text:span>:</text:p>
          <text:list>
            <text:list-item>
              <text:p text:style-name="P35"><text:span text:style-name="Strong_20_Emphasis">Purpose</text:span>: Processes images for pavement extraction.</text:p>
            </text:list-item>
            <text:list-item>
              <text:p text:style-name="P35"><text:span text:style-name="Strong_20_Emphasis">Input Arguments</text:span>:</text:p>
              <text:list>
                <text:list-item>
                  <text:p text:style-name="P35"><text:span text:style-name="Source_20_Text">folder_path</text:span> (str): Path to the folder containing images.</text:p>
                </text:list-item>
                <text:list-item>
                  <text:p text:style-name="P35"><text:span text:style-name="Source_20_Text">model</text:span> (Model): Trained model.</text:p>
                </text:list-item>
                <text:list-item>
                  <text:p text:style-name="P35"><text:span text:style-name="Source_20_Text">device</text:span> (Device): Computation device.</text:p>
                </text:list-item>
              </text:list>
            </text:list-item>
            <text:list-item>
              <text:p text:style-name="P35"><text:span text:style-name="Strong_20_Emphasis">Output</text:span>: None (directly interacts with the Streamlit interface).</text:p>
            </text:list-item>
          </text:list>
        </text:list-item>
        <text:list-item>
          <text:p text:style-name="P34"><text:span text:style-name="Strong_20_Emphasis">zip_folder(folder_path, zip_name)</text:span>:</text:p>
          <text:list>
            <text:list-item>
              <text:p text:style-name="P35"><text:span text:style-name="Strong_20_Emphasis">Purpose</text:span>: Zips a folder.</text:p>
            </text:list-item>
            <text:list-item>
              <text:p text:style-name="P35"><text:span text:style-name="Strong_20_Emphasis">Input Arguments</text:span>:</text:p>
              <text:list>
                <text:list-item>
                  <text:p text:style-name="P35"><text:span text:style-name="Source_20_Text">folder_path</text:span> (str): Path to the folder.</text:p>
                </text:list-item>
                <text:list-item>
                  <text:p text:style-name="P35"><text:span text:style-name="Source_20_Text">zip_name</text:span> (str): Desired name for the zip file.</text:p>
                </text:list-item>
              </text:list>
            </text:list-item>
            <text:list-item>
              <text:p text:style-name="P34"><text:span text:style-name="Strong_20_Emphasis">Output</text:span>: None (creates a zip file).</text:p>
            </text:list-item>
          </text:list>
        </text:list-item>
      </text:list>
      <text:p text:style-name="Text_20_body"><text:span text:style-name="Source_20_Text"/></text:p>
      <text:p text:style-name="Standard"/>
      <text:p text:style-name="Standard"/>
      <text:p text:style-name="Standard"/>
      <text:p text:style-name="Standard"/>
      <text:p text:style-name="P5"><text:soft-page-break/>Running Server<text:line-break/><text:line-break/><text:span text:style-name="T3">Go to the ipsci environment</text:span></text:p>
      <text:p text:style-name="P6">go to streamlit example folder</text:p>
      <text:p text:style-name="P6">+</text:p>
      <text:p text:style-name="P7">streamlit run streamlit_app.py --server.address 192.168.1.<text:span text:style-name="T4">80</text:span> --server.port 8503 –server.maxUploadSize=2000</text:p>
      <text:p text:style-name="P7"/>
      <text:p text:style-name="P7">python3 -m http.server 8502 --bind 192.168.1.<text:span text:style-name="T4">80</text:span></text:p>
      <text:p text:style-name="P11">the aobve http server shd run inside the temp folder</text:p>
      <text:p text:style-name="P7"/>
      <text:p text:style-name="P7">streamlit run cross-correlation.py --server.address 192.168.1.<text:span text:style-name="T4">80</text:span> --server.port 8555</text:p>
      <text:p text:style-name="P7"/>
      <text:p text:style-name="P10">streamlit run image-rating-viewer.py ---server.address 192.168.1.<text:span text:style-name="T4">80</text:span> <text:s/>-server.port 8556 –server.maxUploadSize=2000</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5:55:22.796168258</meta:creation-date>
    <dc:date>2024-11-08T17:46:02.142364746</dc:date>
    <meta:editing-duration>PT21H6M30S</meta:editing-duration>
    <meta:editing-cycles>5</meta:editing-cycles>
    <meta:generator>LibreOffice/7.3.7.2$Linux_X86_64 LibreOffice_project/30$Build-2</meta:generator>
    <meta:document-statistic meta:table-count="0" meta:image-count="0" meta:object-count="0" meta:page-count="9" meta:paragraph-count="273" meta:word-count="2055" meta:character-count="13963" meta:non-whitespace-character-count="12414"/>
  </office:meta>
</office:document-meta>
</file>